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1pt"/>
    </style:style>
    <style:style style:name="co2" style:family="table-column">
      <style:table-column-properties fo:break-before="auto" style:column-width="77.9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24.69pt" fo:break-before="auto" style:use-optimal-row-height="false"/>
    </style:style>
    <style:style style:name="ro2" style:family="table-row">
      <style:table-row-properties style:row-height="32.94pt" fo:break-before="auto" style:use-optimal-row-height="false"/>
    </style:style>
    <style:style style:name="ro3" style:family="table-row">
      <style:table-row-properties style:row-height="21.71pt" fo:break-before="auto" style:use-optimal-row-height="false"/>
    </style:style>
    <style:style style:name="ro4" style:family="table-row">
      <style:table-row-properties style:row-height="27.69pt" fo:break-before="auto" style:use-optimal-row-height="false"/>
    </style:style>
    <style:style style:name="ro5" style:family="table-row">
      <style:table-row-properties style:row-height="12.76pt" fo:break-before="auto" style:use-optimal-row-height="false"/>
    </style:style>
    <style:style style:name="ro6" style:family="table-row">
      <style:table-row-properties style:row-height="12.81pt" fo:break-before="auto" style:use-optimal-row-height="false"/>
    </style:style>
    <style:style style:name="ta1" style:family="table" style:master-page-name="PageStyle_5f_Contraloría_20_Distrital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glyph-orientation-vertical="0" fo:background-color="#ffff00" style:cell-protect="protected" style:print-content="true" style:diagonal-bl-tr="none" style:diagonal-tl-br="none" style:text-align-source="fix" style:repeat-content="false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 fo:padding="2.01pt" style:vertical-align="middle"/>
      <style:paragraph-properties fo:text-align="center" fo:margin-left="0pt"/>
    </style:style>
    <style:style style:name="ce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/>
      <table:table table:name="Contraloría Distrital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 table:number-columns-spanned="15" table:number-rows-spanned="1">
            <text:p>UNIVERSIDAD DISTRITAL FRANCISCO JOSÉ DE CALDAS</text:p>
          </table:table-cell>
          <table:covered-table-cell table:style-name="ce4"/>
          <table:covered-table-cell table:number-columns-repeated="13" table:style-name="ce5"/>
        </table:table-row>
        <table:table-row table:style-name="ro2">
          <table:table-cell table:style-name="ce1" office:value-type="string" calcext:value-type="string" table:number-columns-spanned="15" table:number-rows-spanned="1">
            <text:p>PLAN DE MEJORAMIENTO CONTRALORÍA DISTRITAL</text:p>
          </table:table-cell>
          <table:covered-table-cell table:style-name="ce4"/>
          <table:covered-table-cell table:number-columns-repeated="13" table:style-name="ce5"/>
        </table:table-row>
        <table:table-row table:style-name="ro3">
          <table:table-cell table:style-name="ce2" office:value-type="string" calcext:value-type="string" table:number-columns-spanned="1" table:number-rows-spanned="2">
            <text:p>PLAN DE MEJORAMIENTO</text:p>
            <text:p/>
          </table:table-cell>
          <table:table-cell table:style-name="ce2" office:value-type="string" calcext:value-type="string" table:number-columns-spanned="1" table:number-rows-spanned="2">
            <text:p>LINEA </text:p>
            <text:p>DE AUDITORIA</text:p>
          </table:table-cell>
          <table:table-cell table:style-name="ce2" office:value-type="string" calcext:value-type="string" table:number-columns-spanned="1" table:number-rows-spanned="2">
            <text:p>NUMERO Y</text:p>
            <text:p>DESCRIPCION DEL</text:p>
            <text:p>HALLAZGO</text:p>
          </table:table-cell>
          <table:table-cell table:style-name="ce2" office:value-type="string" calcext:value-type="string" table:number-columns-spanned="1" table:number-rows-spanned="2">
            <text:p>ACCIONES</text:p>
            <text:p>CORRECTIVAS</text:p>
          </table:table-cell>
          <table:table-cell table:style-name="ce2" office:value-type="string" calcext:value-type="string" table:number-columns-spanned="1" table:number-rows-spanned="2">
            <text:p>INDICADORES</text:p>
          </table:table-cell>
          <table:table-cell table:style-name="ce2" office:value-type="string" calcext:value-type="string" table:number-columns-spanned="1" table:number-rows-spanned="2">
            <text:p>META</text:p>
          </table:table-cell>
          <table:table-cell table:style-name="ce2" office:value-type="string" calcext:value-type="string" table:number-columns-spanned="1" table:number-rows-spanned="2">
            <text:p>ÁREA RESPONSABLE</text:p>
          </table:table-cell>
          <table:table-cell table:style-name="ce2" office:value-type="string" calcext:value-type="string" table:number-columns-spanned="1" table:number-rows-spanned="2">
            <text:p>RESPONSABLES DE LA</text:p>
            <text:p>EJECUCIÓN</text:p>
          </table:table-cell>
          <table:table-cell table:style-name="ce2" office:value-type="string" calcext:value-type="string" table:number-columns-spanned="1" table:number-rows-spanned="2">
            <text:p>RECURSOS</text:p>
          </table:table-cell>
          <table:table-cell table:style-name="ce2" office:value-type="string" calcext:value-type="string" table:number-columns-spanned="2" table:number-rows-spanned="1">
            <text:p>FECHA</text:p>
          </table:table-cell>
          <table:covered-table-cell table:style-name="ce2"/>
          <table:table-cell table:style-name="ce2" office:value-type="string" calcext:value-type="string" table:number-columns-spanned="1" table:number-rows-spanned="2">
            <text:p>RESULTADO DEL</text:p>
            <text:p>INDICADOR</text:p>
            <text:p>CONTRALORÍA</text:p>
          </table:table-cell>
          <table:table-cell table:style-name="ce2" office:value-type="string" calcext:value-type="string" table:number-columns-spanned="1" table:number-rows-spanned="2">
            <text:p>RESULTADO DEL</text:p>
            <text:p>SEGUIMIENTO ENTIDAD</text:p>
          </table:table-cell>
          <table:table-cell table:style-name="ce2" office:value-type="string" calcext:value-type="string" table:number-columns-spanned="2" table:number-rows-spanned="1">
            <text:p>AVANCE ACCIONES DE MEJORAMIENTO</text:p>
          </table:table-cell>
          <table:covered-table-cell table:style-name="ce2"/>
        </table:table-row>
        <table:table-row table:style-name="ro3">
          <table:covered-table-cell table:number-columns-repeated="9" table:style-name="ce2"/>
          <table:table-cell table:style-name="ce2" office:value-type="string" calcext:value-type="string">
            <text:p>INICIO</text:p>
          </table:table-cell>
          <table:table-cell table:style-name="ce2" office:value-type="string" calcext:value-type="string">
            <text:p>FINALIZACIÓN</text:p>
          </table:table-cell>
          <table:covered-table-cell table:number-columns-repeated="2" table:style-name="ce2"/>
          <table:table-cell table:style-name="ce2" office:value-type="string" calcext:value-type="string">
            <text:p>CALIFICACIÓN</text:p>
          </table:table-cell>
          <table:table-cell table:style-name="ce2" office:value-type="string" calcext:value-type="string">
            <text:p>% DE AVANCE</text:p>
          </table:table-cell>
        </table:table-row>
        <table:table-row table:style-name="ro4">
          <table:table-cell table:style-name="ce3" table:formula="of:=&quot;plan['plan_nombre']&quot;" office:value-type="string" office:string-value="plan['plan_nombre']" calcext:value-type="string">
            <office:annotation draw:style-name="gr1" draw:text-style-name="P2" svg:width="82.18pt" svg:height="28.09pt" svg:x="36.23pt" svg:y="0pt" draw:caption-point-x="74.47pt" draw:caption-point-y="101.31pt">
              <dc:date>2018-10-02T00:00:00</dc:date>
              <text:p text:style-name="P1"><text:span text:style-name="T1">do row for plan in data</text:span></text:p>
            </office:annotation>
            <text:p>plan['plan_nombre']</text:p>
          </table:table-cell>
          <table:table-cell table:style-name="ce3" table:formula="of:=&quot;plan['hallazgo_nombre']&quot;" office:value-type="string" office:string-value="plan['hallazgo_nombre']" calcext:value-type="string">
            <text:p>plan['hallazgo_nombre']</text:p>
          </table:table-cell>
          <table:table-cell table:style-name="ce3" table:formula="of:=&quot;plan['hallazgo_descripcion']&quot;" office:value-type="string" office:string-value="plan['hallazgo_descripcion']" calcext:value-type="string">
            <text:p>plan['hallazgo_descripcion']</text:p>
          </table:table-cell>
          <table:table-cell table:style-name="ce3" table:formula="of:=&quot;plan['accion_nombre']&quot;" office:value-type="string" office:string-value="plan['accion_nombre']" calcext:value-type="string">
            <text:p>plan['accion_nombre']</text:p>
          </table:table-cell>
          <table:table-cell table:style-name="ce3" table:formula="of:=&quot;plan['accion_indicador']&quot;" office:value-type="string" office:string-value="plan['accion_indicador']" calcext:value-type="string">
            <text:p>plan['accion_indicador']</text:p>
          </table:table-cell>
          <table:table-cell table:style-name="ce3" table:formula="of:=&quot;plan['accion_meta']&quot;" office:value-type="string" office:string-value="plan['accion_meta']" calcext:value-type="string">
            <text:p>plan['accion_meta']</text:p>
          </table:table-cell>
          <table:table-cell table:style-name="ce3" table:formula="of:=&quot;plan['accion_unidad']&quot;" office:value-type="string" office:string-value="plan['accion_unidad']" calcext:value-type="string">
            <text:p>plan['accion_unidad']</text:p>
          </table:table-cell>
          <table:table-cell table:style-name="ce3" table:formula="of:=&quot;plan['accion_ejecutor']&quot;" office:value-type="string" office:string-value="plan['accion_ejecutor']" calcext:value-type="string">
            <text:p>plan['accion_ejecutor']</text:p>
          </table:table-cell>
          <table:table-cell table:style-name="ce3" table:formula="of:=&quot;plan['accion_recursos']&quot;" office:value-type="string" office:string-value="plan['accion_recursos']" calcext:value-type="string">
            <text:p>plan['accion_recursos']</text:p>
          </table:table-cell>
          <table:table-cell table:style-name="ce3" table:formula="of:=&quot;plan['accion_fecha_inicio']&quot;" office:value-type="string" office:string-value="plan['accion_fecha_inicio']" calcext:value-type="string">
            <text:p>plan['accion_fecha_inicio']</text:p>
          </table:table-cell>
          <table:table-cell table:style-name="ce3" table:formula="of:=&quot;plan['accion_fecha_fin']&quot;" office:value-type="string" office:string-value="plan['accion_fecha_fin']" calcext:value-type="string">
            <text:p>plan['accion_fecha_fin']</text:p>
          </table:table-cell>
          <table:table-cell table:style-name="ce3" table:formula="of:=&quot;plan['avance_observacion']&quot;" office:value-type="string" office:string-value="plan['avance_observacion']" calcext:value-type="string">
            <text:p>plan['avance_observacion']</text:p>
          </table:table-cell>
          <table:table-cell table:style-name="ce3" table:formula="of:=&quot;plan['avance_descripcion']&quot;" office:value-type="string" office:string-value="plan['avance_descripcion']" calcext:value-type="string">
            <text:p>plan['avance_descripcion']</text:p>
          </table:table-cell>
          <table:table-cell table:style-name="ce3" table:formula="of:=&quot;plan['avance_calificacion']&quot;" office:value-type="string" office:string-value="plan['avance_calificacion']" calcext:value-type="string">
            <text:p>plan['avance_calificacion']</text:p>
          </table:table-cell>
          <table:table-cell table:style-name="ce3" table:formula="of:=&quot;plan['avance_porcentaje_avance']&quot;" office:value-type="string" office:string-value="plan['avance_porcentaje_avance']" calcext:value-type="string">
            <text:p>plan['avance_porcentaje_avance']</text:p>
          </table:table-cell>
        </table:table-row>
        <table:table-row table:style-name="ro5" table:number-rows-repeated="1048561">
          <table:table-cell table:number-columns-repeated="15"/>
        </table:table-row>
        <table:table-row table:style-name="ro6" table:number-rows-repeated="9">
          <table:table-cell table:number-columns-repeated="15"/>
        </table:table-row>
        <table:table-row table:style-name="ro6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.2pt" fo:margin-bottom="7.2pt" fo:margin-left="21.6pt" fo:margin-right="21.6pt" style:print-page-order="ltr" style:scale-to="100%" style:table-centering="horizontal" style:writing-mode="lr-tb"/>
      <style:header-style>
        <style:header-footer-properties fo:min-height="21.26pt" fo:margin-left="32.26pt" fo:margin-right="32.26pt" fo:margin-bottom="26.7pt"/>
      </style:header-style>
      <style:footer-style>
        <style:header-footer-properties fo:min-height="21.26pt" fo:margin-left="32.26pt" fo:margin-right="32.26pt" fo:margin-top="9.44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4">00/00/0000</text:date>, <text:time style:data-style-name="N2" text:time-value="11:14:25.3479439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ntraloría_20_Distrital" style:display-name="PageStyle_Contraloría Distrital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10-04T11:14:40.925674613</dc:date>
    <meta:editing-duration>PT54M26S</meta:editing-duration>
    <meta:editing-cycles>40</meta:editing-cycles>
    <meta:document-statistic meta:table-count="1" meta:cell-count="34" meta:object-count="0"/>
  </office:meta>
</office:document-meta>
</file>